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F000002CEFE715C27A91902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0.9cm"/>
          <style:tab-stop style:position="3.413cm"/>
          <style:tab-stop style:position="3.81cm"/>
          <style:tab-stop style:position="29.528cm"/>
          <style:tab-stop style:position="29.799cm"/>
        </style:tab-stops>
      </style:paragraph-properties>
      <style:text-properties officeooo:paragraph-rsid="001b819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paragraph-rsid="0007a02c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3.413cm"/>
        </style:tab-stops>
      </style:paragraph-properties>
      <style:text-properties style:text-underline-style="none" fo:font-weight="normal" officeooo:rsid="000df70b" officeooo:paragraph-rsid="0007a02c" style:font-weight-asian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3.413cm"/>
        </style:tab-stops>
      </style:paragraph-properties>
      <style:text-properties style:text-underline-style="none" fo:font-weight="normal" officeooo:rsid="000e6555" officeooo:paragraph-rsid="0007a02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2pt" fo:font-style="normal" style:text-underline-style="solid" style:text-underline-width="auto" style:text-underline-color="font-color" fo:font-weight="bold" style:font-size-asian="22pt" style:font-style-asian="normal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style="normal" style:text-underline-style="solid" style:text-underline-width="auto" style:text-underline-color="font-color" fo:font-weight="bold" officeooo:paragraph-rsid="0021ac04" style:font-size-asian="22pt" style:font-style-asian="normal" style:font-weight-asian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dff8" officeooo:paragraph-rsid="0007a02c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0.9cm"/>
          <style:tab-stop style:position="3.413cm"/>
          <style:tab-stop style:position="3.8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2651aa" officeooo:paragraph-rsid="001b819e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2.6cm" fo:margin-right="0cm" fo:text-indent="0cm" style:auto-text-indent="false" fo:background-color="transparent">
        <style:tab-stops>
          <style:tab-stop style:position="14.79cm"/>
          <style:tab-stop style:position="29.799cm"/>
        </style:tab-stops>
      </style:paragraph-properties>
      <style:text-properties style:text-underline-style="none" fo:font-weight="normal" officeooo:rsid="000ecffa" officeooo:paragraph-rsid="0007a02c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2.6cm" fo:margin-right="0cm" fo:text-indent="0cm" style:auto-text-indent="false" style:page-number="auto" fo:background-color="transparent">
        <style:tab-stops>
          <style:tab-stop style:position="14.79cm"/>
          <style:tab-stop style:position="29.799cm"/>
        </style:tab-stops>
      </style:paragraph-properties>
      <style:text-properties style:text-underline-style="none" fo:font-weight="normal" officeooo:rsid="000ecffa" officeooo:paragraph-rsid="0007a02c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3.201cm"/>
          <style:tab-stop style:position="29.528cm"/>
          <style:tab-stop style:position="29.799cm"/>
        </style:tab-stops>
      </style:paragraph-properties>
      <style:text-properties style:text-underline-style="none" fo:font-weight="bold" officeooo:rsid="00337679" officeooo:paragraph-rsid="0014da71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  <style:tab-stop style:position="1.482cm"/>
          <style:tab-stop style:position="15.399cm"/>
          <style:tab-stop style:position="29.528cm"/>
          <style:tab-stop style:position="29.799cm"/>
        </style:tab-stops>
      </style:paragraph-properties>
      <style:text-properties style:text-underline-style="none" fo:font-weight="bold" officeooo:rsid="000e6555" officeooo:paragraph-rsid="000c9db5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4.79cm"/>
          <style:tab-stop style:position="29.799cm"/>
        </style:tab-stops>
      </style:paragraph-properties>
      <style:text-properties style:text-underline-style="none" fo:font-weight="normal" officeooo:rsid="0021bcc2" officeooo:paragraph-rsid="002e95f5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4da71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4da71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fo:font-size="12pt" style:text-underline-style="none" fo:font-weight="normal" officeooo:rsid="00360fbb" officeooo:paragraph-rsid="0017e380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fo:font-size="12pt" style:text-underline-style="none" fo:font-weight="normal" officeooo:rsid="00360fbb" officeooo:paragraph-rsid="0017e380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201cm"/>
          <style:tab-stop style:position="29.528cm"/>
          <style:tab-stop style:position="29.799cm"/>
        </style:tab-stops>
      </style:paragraph-properties>
      <style:text-properties fo:font-size="14pt" style:text-underline-style="solid" style:text-underline-width="auto" style:text-underline-color="font-color" fo:font-weight="bold" officeooo:rsid="00360fbb" officeooo:paragraph-rsid="0017e380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  <style:tab-stop style:position="3.413cm"/>
          <style:tab-stop style:position="3.8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bold" officeooo:rsid="002b52b6" officeooo:paragraph-rsid="00118ed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3.20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bold" officeooo:rsid="002651aa" officeooo:paragraph-rsid="0014da7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style:text-position="0% 100%" fo:font-size="12pt" style:text-underline-style="none" fo:font-weight="normal" officeooo:rsid="002651aa" officeooo:paragraph-rsid="0017e380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1.12cm"/>
          <style:tab-stop style:position="1.214cm"/>
          <style:tab-stop style:position="3.413cm"/>
        </style:tab-stops>
      </style:paragraph-properties>
      <style:text-properties officeooo:paragraph-rsid="0007a02c"/>
    </style:style>
    <style:style style:name="P2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0.9cm"/>
          <style:tab-stop style:position="3.413cm"/>
          <style:tab-stop style:position="3.8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2651aa" officeooo:paragraph-rsid="00131642" style:font-weight-asian="normal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0cm" fo:margin-right="-6.399cm" fo:text-align="start" style:justify-single-word="false" fo:text-indent="0cm" style:auto-text-indent="false" style:page-number="auto" fo:background-color="transparent">
        <style:tab-stops>
          <style:tab-stop style:position="3.413cm"/>
        </style:tab-stops>
      </style:paragraph-properties>
      <style:text-properties officeooo:paragraph-rsid="0007a02c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9.598cm"/>
        </style:tab-stops>
      </style:paragraph-properties>
      <style:text-properties fo:font-size="14pt" style:text-underline-style="none" fo:font-weight="bold" officeooo:rsid="000e6555" officeooo:paragraph-rsid="0007a02c" style:font-size-asian="14pt" style:font-weight-asian="bold" style:font-size-complex="14pt" style:font-weight-complex="bold"/>
    </style:style>
    <style:style style:name="P27" style:family="paragraph" style:parent-style-name="Standard" style:list-style-name="L3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503cm"/>
          <style:tab-stop style:position="1.482cm"/>
          <style:tab-stop style:position="15.399cm"/>
          <style:tab-stop style:position="29.528cm"/>
          <style:tab-stop style:position="29.799cm"/>
        </style:tab-stops>
      </style:paragraph-properties>
      <style:text-properties officeooo:paragraph-rsid="000c9db5"/>
    </style:style>
    <style:style style:name="P28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officeooo:paragraph-rsid="00102f6b"/>
    </style:style>
    <style:style style:name="P29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499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02f6b"/>
    </style:style>
    <style:style style:name="P30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.499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02f6b"/>
    </style:style>
    <style:style style:name="P31" style:family="paragraph" style:parent-style-name="Standard" style:list-style-name="L6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4da71"/>
    </style:style>
    <style:style style:name="P32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  <style:tab-stop style:position="0.556cm"/>
          <style:tab-stop style:position="29.799cm"/>
        </style:tab-stops>
      </style:paragraph-properties>
      <style:text-properties style:text-underline-style="none" fo:font-weight="normal" officeooo:rsid="001e71f6" officeooo:paragraph-rsid="000c9db5" style:font-weight-asian="normal" style:font-weight-complex="normal"/>
    </style:style>
    <style:style style:name="P33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4.79cm"/>
          <style:tab-stop style:position="15.505cm"/>
          <style:tab-stop style:position="29.528cm"/>
          <style:tab-stop style:position="29.799cm"/>
        </style:tab-stops>
      </style:paragraph-properties>
      <style:text-properties officeooo:paragraph-rsid="00102f6b"/>
    </style:style>
    <style:style style:name="P34" style:family="paragraph" style:parent-style-name="Standard" style:list-style-name="L6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4da71"/>
    </style:style>
    <style:style style:name="P35" style:family="paragraph" style:parent-style-name="Standard" style:list-style-name="L7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officeooo:paragraph-rsid="0014da71"/>
    </style:style>
    <style:style style:name="P36" style:family="paragraph" style:parent-style-name="Standard" style:list-style-name="L6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2d2c2f" officeooo:paragraph-rsid="0014da71" style:font-weight-asian="normal" style:font-weight-complex="normal"/>
    </style:style>
    <style:style style:name="P37" style:family="paragraph" style:parent-style-name="Standard" style:list-style-name="L6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314b60" officeooo:paragraph-rsid="0014da71" style:font-weight-asian="normal" style:font-weight-complex="normal"/>
    </style:style>
    <style:style style:name="P38" style:family="paragraph" style:parent-style-name="Standard" style:list-style-name="L7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  <style:tab-stop style:position="3.20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337679" officeooo:paragraph-rsid="0014da71" style:font-weight-asian="normal" style:font-weight-complex="normal"/>
    </style:style>
    <style:style style:name="P39" style:family="paragraph" style:parent-style-name="Standard" style:list-style-name="L8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officeooo:paragraph-rsid="0017e380"/>
    </style:style>
    <style:style style:name="P40" style:family="paragraph" style:parent-style-name="Standard" style:list-style-name="L8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503cm"/>
          <style:tab-stop style:position="29.528cm"/>
          <style:tab-stop style:position="29.799cm"/>
        </style:tab-stops>
      </style:paragraph-properties>
      <style:text-properties fo:font-size="12pt" style:text-underline-style="none" fo:font-weight="normal" officeooo:rsid="00360fbb" officeooo:paragraph-rsid="0017e380" style:font-size-asian="12pt" style:font-weight-asian="normal" style:font-size-complex="12pt" style:font-weight-complex="normal"/>
    </style:style>
    <style:style style:name="P41" style:family="paragraph" style:parent-style-name="Standard" style:list-style-name="L5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9cm"/>
          <style:tab-stop style:position="3.413cm"/>
          <style:tab-stop style:position="3.81cm"/>
          <style:tab-stop style:position="29.528cm"/>
          <style:tab-stop style:position="29.799cm"/>
        </style:tab-stops>
      </style:paragraph-properties>
      <style:text-properties style:text-position="0% 100%" style:text-underline-style="none" fo:font-weight="normal" officeooo:rsid="002651aa" officeooo:paragraph-rsid="00131642" style:font-weight-asian="normal" style:font-weight-complex="normal"/>
    </style:style>
    <style:style style:name="P42" style:family="paragraph">
      <loext:graphic-properties draw:fill="none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ffffff"/>
      <style:text-properties fo:text-shadow="1pt 1pt"/>
    </style:style>
    <style:style style:name="P46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47" style:family="paragraph">
      <loext:graphic-properties draw:fill="none" draw:fill-color="#ffffff"/>
      <style:text-properties fo:font-size="12pt" style:text-underline-style="none"/>
    </style:style>
    <style:style style:name="T1" style:family="text">
      <style:text-properties style:font-name="Liberation Serif" fo:font-size="22pt" fo:font-style="normal" style:text-underline-style="solid" style:text-underline-width="auto" style:text-underline-color="font-color" fo:font-weight="bold" style:font-size-asian="22pt" style:font-style-asian="normal" style:font-weight-asian="bold"/>
    </style:style>
    <style:style style:name="T2" style:family="text">
      <style:text-properties style:font-name="Liberation Serif" fo:font-size="22pt" fo:font-style="normal" style:text-underline-style="solid" style:text-underline-width="auto" style:text-underline-color="font-color" fo:font-weight="bold" officeooo:rsid="0007a02c" style:font-size-asian="22pt" style:font-style-asian="normal" style:font-weight-asian="bold"/>
    </style:style>
    <style:style style:name="T3" style:family="text">
      <style:text-properties fo:font-size="14pt" fo:font-weight="bold" officeooo:rsid="000bdff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7a02c" style:font-size-asian="14pt" style:font-weight-asian="bold" style:font-size-complex="14pt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bdff8" style:font-weight-asian="normal" style:font-weight-complex="normal"/>
    </style:style>
    <style:style style:name="T8" style:family="text">
      <style:text-properties style:text-underline-style="none" fo:font-weight="normal" officeooo:rsid="000df70b" style:font-weight-asian="normal" style:font-weight-complex="normal"/>
    </style:style>
    <style:style style:name="T9" style:family="text">
      <style:text-properties style:text-underline-style="none" fo:font-weight="normal" officeooo:rsid="000e6555" style:font-weight-asian="normal" style:font-weight-complex="normal"/>
    </style:style>
    <style:style style:name="T10" style:family="text">
      <style:text-properties style:text-underline-style="none" fo:font-weight="normal" officeooo:rsid="000c9db5" style:font-weight-asian="normal" style:font-weight-complex="normal"/>
    </style:style>
    <style:style style:name="T11" style:family="text">
      <style:text-properties style:text-underline-style="none" fo:font-weight="normal" officeooo:rsid="00337679" style:font-weight-asian="normal" style:font-weight-complex="normal"/>
    </style:style>
    <style:style style:name="T12" style:family="text">
      <style:text-properties style:text-underline-style="none" officeooo:rsid="0017e38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5f9e" style:font-weight-asian="bold" style:font-weight-complex="bold"/>
    </style:style>
    <style:style style:name="T15" style:family="text">
      <style:text-properties style:text-position="sub 58%" fo:font-weight="bold" officeooo:rsid="001b5f9e" style:font-weight-asian="bold" style:font-weight-complex="bold"/>
    </style:style>
    <style:style style:name="T16" style:family="text">
      <style:text-properties style:text-position="sub 58%" style:text-underline-style="none" fo:font-weight="normal" officeooo:rsid="001d504d" style:font-weight-asian="normal" style:font-weight-complex="normal"/>
    </style:style>
    <style:style style:name="T17" style:family="text">
      <style:text-properties style:text-position="sub 58%" style:text-underline-style="none" fo:font-weight="bold" officeooo:rsid="001d504d" style:font-weight-asian="bold" style:font-weight-complex="bold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1b5f9e"/>
    </style:style>
    <style:style style:name="T20" style:family="text">
      <style:text-properties style:text-position="0% 100%" fo:font-weight="bold" officeooo:rsid="001b5f9e" style:font-weight-asian="bold" style:font-weight-complex="bold"/>
    </style:style>
    <style:style style:name="T21" style:family="text">
      <style:text-properties style:text-position="0% 100%" style:text-underline-style="none" fo:font-weight="normal" officeooo:rsid="0027b854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29bce7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26330c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651aa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118ed9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b52b6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2d2c2f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337679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2fd089" style:font-weight-asian="normal" style:font-weight-complex="normal"/>
    </style:style>
    <style:style style:name="T30" style:family="text">
      <style:text-properties style:text-position="0% 100%" style:text-underline-style="none" fo:font-weight="bold" officeooo:rsid="0026330c" style:font-weight-asian="bold" style:font-weight-complex="bold"/>
    </style:style>
    <style:style style:name="T31" style:family="text">
      <style:text-properties style:text-position="0% 100%" style:text-underline-style="none" fo:font-weight="bold" officeooo:rsid="002b52b6" style:font-weight-asian="bold" style:font-weight-complex="bold"/>
    </style:style>
    <style:style style:name="T32" style:family="text">
      <style:text-properties style:text-position="0% 100%" style:text-underline-style="none" fo:font-weight="bold" officeooo:rsid="00337679" style:font-weight-asian="bold" style:font-weight-complex="bold"/>
    </style:style>
    <style:style style:name="T33" style:family="text">
      <style:text-properties style:text-position="0% 100%" fo:font-style="italic" style:text-underline-style="none" fo:font-weight="normal" officeooo:rsid="0026330c" style:font-style-asian="italic" style:font-weight-asian="normal" style:font-style-complex="italic" style:font-weight-complex="normal"/>
    </style:style>
    <style:style style:name="T34" style:family="text">
      <style:text-properties style:text-position="0% 100%" fo:font-style="italic" style:text-underline-style="none" fo:font-weight="normal" officeooo:rsid="002651aa" style:font-style-asian="italic" style:font-weight-asian="normal" style:font-style-complex="italic" style:font-weight-complex="normal"/>
    </style:style>
    <style:style style:name="T35" style:family="text">
      <style:text-properties style:text-position="0% 100%" fo:font-style="italic" style:text-underline-style="none" fo:font-weight="normal" officeooo:rsid="002b52b6" style:font-style-asian="italic" style:font-weight-asian="normal" style:font-style-complex="italic" style:font-weight-complex="normal"/>
    </style:style>
    <style:style style:name="T36" style:family="text">
      <style:text-properties style:text-position="0% 100%" fo:font-style="italic" officeooo:rsid="0037f512" style:font-style-asian="italic" style:font-style-complex="italic"/>
    </style:style>
    <style:style style:name="T37" style:family="text">
      <style:text-properties style:text-position="0% 100%" fo:font-style="normal" style:text-underline-style="none" fo:font-weight="normal" officeooo:rsid="00355b64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2651aa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style:text-underline-style="none" fo:font-weight="bold" officeooo:rsid="00333c99" style:font-style-asian="normal" style:font-weight-asian="bold" style:font-style-complex="normal" style:font-weight-complex="bold"/>
    </style:style>
    <style:style style:name="T40" style:family="text">
      <style:text-properties style:text-position="0% 100%" fo:font-style="normal" officeooo:rsid="0037f512" style:font-style-asian="normal" style:font-style-complex="normal"/>
    </style:style>
    <style:style style:name="T41" style:family="text">
      <style:text-properties style:text-position="0% 100%" officeooo:rsid="002651aa"/>
    </style:style>
    <style:style style:name="T42" style:family="text">
      <style:text-properties style:text-position="0% 100%" fo:font-weight="normal" officeooo:rsid="002651aa" style:font-weight-asian="normal" style:font-weight-complex="normal"/>
    </style:style>
    <style:style style:name="T43" style:family="text">
      <style:text-properties style:text-position="0% 100%" fo:font-weight="normal" officeooo:rsid="002a6841" style:font-weight-asian="normal" style:font-weight-complex="normal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text-underline-style="none" fo:font-weight="normal" officeooo:rsid="0026330c" style:font-weight-asian="normal" style:font-weight-complex="normal"/>
    </style:style>
    <style:style style:name="T46" style:family="text">
      <style:text-properties style:text-position="super 58%" style:text-underline-style="none" fo:font-weight="normal" officeooo:rsid="00337679" style:font-weight-asian="normal" style:font-weight-complex="normal"/>
    </style:style>
    <style:style style:name="T47" style:family="text">
      <style:text-properties style:text-position="super 58%" style:text-underline-style="none" fo:font-weight="bold" officeooo:rsid="00337679" style:font-weight-asian="bold" style:font-weight-complex="bold"/>
    </style:style>
    <style:style style:name="T48" style:family="text">
      <style:text-properties style:text-position="super 58%" fo:font-style="italic" officeooo:rsid="0037f512" style:font-style-asian="italic" style:font-style-complex="italic"/>
    </style:style>
    <style:style style:name="T49" style:family="text">
      <style:text-properties fo:font-size="12pt" style:text-underline-style="none" fo:font-weight="normal" officeooo:rsid="00360fbb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3f1040" style:font-size-asian="12pt" style:font-weight-asian="normal" style:font-size-complex="12pt" style:font-weight-complex="normal"/>
    </style:style>
    <style:style style:name="T51" style:family="text">
      <style:text-properties officeooo:rsid="003f1040"/>
    </style:style>
    <style:style style:name="T52" style:family="text">
      <style:text-properties officeooo:rsid="00393625"/>
    </style:style>
    <style:style style:name="T53" style:family="text">
      <style:text-properties officeooo:rsid="0017e380"/>
    </style:style>
    <style:style style:name="T54" style:family="text">
      <style:text-properties officeooo:rsid="00374c54"/>
    </style:style>
    <style:style style:name="T55" style:family="text">
      <style:text-properties officeooo:rsid="003934f4"/>
    </style:style>
    <style:style style:name="T56" style:family="text">
      <style:text-properties style:text-position="-33% 58%"/>
    </style:style>
    <style:style style:name="T57" style:family="text">
      <style:text-properties style:text-position="0% 100%" fo:font-size="7pt" fo:text-shadow="1pt 1pt" style:font-size-asian="6pt" style:font-size-complex="7pt"/>
    </style:style>
    <style:style style:name="T58" style:family="text">
      <style:text-properties style:text-position="0% 100%" fo:font-size="10pt" fo:text-shadow="1pt 1pt" style:font-size-asian="8pt" style:font-size-complex="10pt"/>
    </style:style>
    <style:style style:name="T59" style:family="text">
      <style:text-properties style:text-position="-33% 58%" fo:font-size="10pt" fo:text-shadow="1pt 1pt" style:font-size-asian="8pt" style:font-size-complex="10pt"/>
    </style:style>
    <style:style style:name="T60" style:family="text">
      <style:text-properties style:text-position="-33% 58%" fo:font-size="10.5pt" fo:text-shadow="1pt 1pt" style:font-size-asian="9pt" style:font-size-complex="10.5pt"/>
    </style:style>
    <style:style style:name="T61" style:family="text">
      <style:text-properties style:text-position="0% 100%" fo:font-size="6pt" fo:text-shadow="1pt 1pt" style:font-size-asian="4.90000009536743pt" style:font-size-complex="6pt"/>
    </style:style>
    <style:style style:name="T62" style:family="text">
      <style:text-properties style:text-position="0% 100%" fo:font-size="9pt" fo:text-shadow="1pt 1pt" style:font-size-asian="7pt" style:font-size-complex="9pt"/>
    </style:style>
    <style:style style:name="T63" style:family="text">
      <style:text-properties style:text-position="-33% 58%" fo:font-size="9pt" fo:text-shadow="1pt 1pt" style:font-size-asian="7pt" style:font-size-complex="9pt"/>
    </style:style>
    <style:style style:name="T64" style:family="text">
      <style:text-properties fo:font-size="12pt" fo:text-shadow="1pt 1pt" style:font-size-asian="10.5pt" style:font-size-complex="12pt"/>
    </style:style>
    <style:style style:name="T65" style:family="text">
      <style:text-properties fo:font-size="7pt" fo:text-shadow="1pt 1pt" style:font-size-asian="5.40000009536743pt" style:font-size-complex="7pt"/>
    </style:style>
    <style:style style:name="T66" style:family="text">
      <style:text-properties fo:font-size="10pt" fo:text-shadow="1pt 1pt" style:font-size-asian="8pt" style:font-size-complex="10pt"/>
    </style:style>
    <style:style style:name="T67" style:family="text">
      <style:text-properties fo:font-size="13pt" fo:text-shadow="1pt 1pt" style:font-size-asian="11pt" style:font-size-complex="13pt"/>
    </style:style>
    <style:style style:name="T68" style:family="text">
      <style:text-properties fo:font-size="14pt" fo:text-shadow="1pt 1pt" style:font-size-asian="12pt" style:font-size-complex="14pt"/>
    </style:style>
    <style:style style:name="T6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position="0% 100%" fo:font-size="12pt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font-size="10.5pt" fo:font-style="italic" style:text-underline-style="none" style:font-size-asian="9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6.06cm" fo:text-indent="-0.635cm" fo:margin-left="16.0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6.695cm" fo:text-indent="-0.635cm" fo:margin-left="16.6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7.33cm" fo:text-indent="-0.635cm" fo:margin-left="17.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7.965cm" fo:text-indent="-0.635cm" fo:margin-left="17.9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8.6cm" fo:text-indent="-0.635cm" fo:margin-left="18.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9.235cm" fo:text-indent="-0.635cm" fo:margin-left="19.2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9.87cm" fo:text-indent="-0.635cm" fo:margin-left="19.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0.505cm" fo:text-indent="-0.635cm" fo:margin-left="20.5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1.14cm" fo:text-indent="-0.635cm" fo:margin-left="21.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1.775cm" fo:text-indent="-0.635cm" fo:margin-left="21.77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3.44cm" fo:min-width="1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979cm" fo:min-width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977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0.892cm" svg:y="0.623cm" svg:width="0.889cm" svg:height="0.887cm" draw:z-index="27"><draw:image xlink:href="Pictures/10000000000002CF000002CEFE715C27A919029C.jpg" xlink:type="simple" xlink:show="embed" xlink:actuate="onLoad" loext:mime-type="image/jpeg"/></draw:frame></text:p>
      <text:p text:style-name="P7"><text:span text:style-name="T6"><text:tab/><text:tab/><text:tab/><text:tab/><text:tab/></text:span>CURIEUX</text:p>
      <text:p text:style-name="P1"><text:s/><text:span text:style-name="T1">The Computer Science Societ</text:span><text:span text:style-name="T2">y</text:span></text:p>
      <text:p text:style-name="P8"/>
      <text:p text:style-name="P3"><text:span text:style-name="T3">O</text:span><text:span text:style-name="T4">bjectives</text:span><text:span text:style-name="T3">:</text:span></text:p>
      <text:list xml:id="list2344765573" text:style-name="L1">
        <text:list-item>
          <text:p text:style-name="P25"><text:span text:style-name="T7">T</text:span><text:span text:style-name="T8">his society will provide a platform for UG students who posses a keen interest in computation, technologies &amp; their</text:span></text:p>
        </text:list-item>
      </text:list>
      <text:p text:style-name="P4"><text:s text:c="7"/>deployment.</text:p>
      <text:list xml:id="list201356180460054" text:continue-numbering="true" text:style-name="L1">
        <text:list-item>
          <text:p text:style-name="P23"><text:span text:style-name="T8">The society will enable its members to further their technological interests, deepen their understanding and provide <text:s text:c="7"/>them with opportunities to broade</text:span><text:span text:style-name="T9">n their participation in research, deplyoment and user experience.</text:span></text:p>
        </text:list-item>
      </text:list>
      <text:p text:style-name="P5"/>
      <text:list xml:id="list2013572578272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<text:span text:style-name="T53">Administration and Structure</text:span>:</text:p>
                    </text:list-header>
                  </text:list>
                </text:list-item>
              </text:list>
            </text:list-item>
          </text:list>
        </text:list-item>
      </text:list>
      <text:p text:style-name="P11"><draw:custom-shape text:anchor-type="paragraph" draw:z-index="0" draw:name="Shape3" draw:style-name="gr1" draw:text-style-name="P42" svg:width="11.828cm" svg:height="3.44cm" svg:x="0.099cm" svg:y="0.10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4" draw:style-name="gr2" draw:text-style-name="P43" svg:width="1.086cm" svg:height="1.086cm" svg:x="1.799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5" draw:style-name="gr3" draw:text-style-name="P43" svg:width="1.08cm" svg:height="1.08cm" svg:x="3.45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6" draw:style-name="gr3" draw:text-style-name="P43" svg:width="1.08cm" svg:height="1.08cm" svg:x="6.699cm" svg:y="1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6" draw:style-name="gr3" draw:text-style-name="P43" svg:width="1.08cm" svg:height="1.08cm" svg:x="6.699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3" draw:text-style-name="P43" svg:width="1.08cm" svg:height="1.08cm" svg:x="8.35cm" svg:y="1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6" draw:style-name="gr3" draw:text-style-name="P43" svg:width="1.08cm" svg:height="1.08cm" svg:x="5.05cm" svg:y="1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7" draw:style-name="gr3" draw:text-style-name="P43" svg:width="1.08cm" svg:height="1.08cm" svg:x="8.35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6" draw:style-name="gr3" draw:text-style-name="P43" svg:width="1.08cm" svg:height="1.08cm" svg:x="3.45cm" svg:y="1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6" draw:style-name="gr3" draw:text-style-name="P43" svg:width="1.08cm" svg:height="1.08cm" svg:x="1.799cm" svg:y="1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6" draw:style-name="gr4" draw:text-style-name="P43" svg:width="1.08cm" svg:height="1.103cm" svg:x="9.89cm" svg:y="1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6" draw:style-name="gr3" draw:text-style-name="P43" svg:width="1.08cm" svg:height="1.08cm" svg:x="5.05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6" draw:style-name="gr3" draw:text-style-name="P43" svg:width="1.08cm" svg:height="1.08cm" svg:x="0.31cm" svg:y="1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Shape8" draw:style-name="gr5" draw:text-style-name="P44" svg:width="0.851cm" svg:height="0.999cm" svg:x="2.034cm" svg:y="0.69cm"><draw:text-box><text:p>EC<text:span text:style-name="T56">m</text:span></text:p></draw:text-box></draw:frame><draw:frame text:anchor-type="paragraph" draw:z-index="14" draw:name="Shape8" draw:style-name="gr5" draw:text-style-name="P44" svg:width="0.851cm" svg:height="0.999cm" svg:x="3.679cm" svg:y="0.69cm"><draw:text-box><text:p>EC<text:span text:style-name="T56">m</text:span></text:p></draw:text-box></draw:frame><draw:frame text:anchor-type="paragraph" draw:z-index="15" draw:name="Shape8" draw:style-name="gr5" draw:text-style-name="P44" svg:width="0.851cm" svg:height="0.999cm" svg:x="2.028cm" svg:y="2.198cm"><draw:text-box><text:p>EC<text:span text:style-name="T56">m</text:span></text:p></draw:text-box></draw:frame><draw:frame text:anchor-type="paragraph" draw:z-index="16" draw:name="Shape8" draw:style-name="gr5" draw:text-style-name="P44" svg:width="0.851cm" svg:height="0.999cm" svg:x="5.279cm" svg:y="0.663cm"><draw:text-box><text:p>EC<text:span text:style-name="T56">m</text:span></text:p></draw:text-box></draw:frame><draw:frame text:anchor-type="paragraph" draw:z-index="17" draw:name="Shape8" draw:style-name="gr5" draw:text-style-name="P44" svg:width="0.851cm" svg:height="0.999cm" svg:x="6.929cm" svg:y="0.69cm"><draw:text-box><text:p>EC<text:span text:style-name="T56">m</text:span></text:p></draw:text-box></draw:frame><draw:frame text:anchor-type="paragraph" draw:z-index="18" draw:name="Shape8" draw:style-name="gr5" draw:text-style-name="P44" svg:width="0.851cm" svg:height="0.999cm" svg:x="8.58cm" svg:y="0.69cm"><draw:text-box><text:p>EC<text:span text:style-name="T56">m</text:span></text:p></draw:text-box></draw:frame><draw:frame text:anchor-type="paragraph" draw:z-index="19" draw:name="Shape8" draw:style-name="gr5" draw:text-style-name="P44" svg:width="0.851cm" svg:height="0.999cm" svg:x="3.679cm" svg:y="2.198cm"><draw:text-box><text:p>EC<text:span text:style-name="T56">m</text:span></text:p></draw:text-box></draw:frame><text:span text:style-name="T14"><text:s text:c="93"/>EC</text:span><text:span text:style-name="T15">m</text:span><text:span text:style-name="T19">: Member of executive committee</text:span></text:p>
      <text:p text:style-name="P10"><text:span text:style-name="T20"><text:s text:c="93"/>Cn</text:span><text:span text:style-name="T15">CS</text:span><text:span text:style-name="T19">: Convenor of the Computer Sc. Dept.</text:span></text:p>
      <text:p text:style-name="P10"><draw:frame text:anchor-type="paragraph" draw:z-index="20" draw:name="Shape9" draw:style-name="gr6" draw:text-style-name="P44" svg:width="0.918cm" svg:height="1.1cm" svg:x="0.473cm" svg:y="0.347cm"><draw:text-box><text:p>Cn<text:span text:style-name="T56">CS</text:span></text:p><text:p><text:span text:style-name="T57">&amp;</text:span><text:span text:style-name="T58">EC</text:span><text:span text:style-name="T59">m</text:span></text:p></draw:text-box></draw:frame><text:span text:style-name="T20"><text:s text:c="93"/>F</text:span><text:span text:style-name="T15">CS</text:span><text:span text:style-name="T19">: Faculty member of the CS Dept. </text:span></text:p>
      <text:p text:style-name="P10"><text:span text:style-name="T20"><text:s text:c="93"/>P</text:span><text:span text:style-name="T19">: President of the Society</text:span></text:p>
      <text:p text:style-name="P10"><draw:frame text:anchor-type="paragraph" draw:z-index="21" draw:name="Shape10" draw:style-name="gr7" draw:text-style-name="P44" svg:width="0.768cm" svg:height="0.962cm" svg:x="10.051cm" svg:y="-0.624cm"><draw:text-box><text:p>F<text:span text:style-name="T56">CS</text:span><text:span text:style-name="T60"> </text:span><text:span text:style-name="T61">&amp;</text:span><text:span text:style-name="T62">EC</text:span><text:span text:style-name="T63">m</text:span></text:p></draw:text-box></draw:frame><draw:frame text:anchor-type="paragraph" draw:z-index="22" draw:name="Shape11" draw:style-name="gr8" draw:text-style-name="P45" svg:width="1.338cm" svg:height="1.491cm" svg:x="5.218cm" svg:y="0.265cm"><draw:text-box><text:p><text:span text:style-name="T64">P </text:span><text:span text:style-name="T65">&amp;</text:span></text:p><text:p><text:span text:style-name="T66">EC</text:span><text:span text:style-name="T60">m</text:span></text:p></draw:text-box></draw:frame><draw:frame text:anchor-type="paragraph" draw:z-index="23" draw:name="Shape12" draw:style-name="gr9" draw:text-style-name="P45" svg:width="0.971cm" svg:height="1.297cm" svg:x="6.809cm" svg:y="0.213cm"><draw:text-box><text:p><text:span text:style-name="T67">V.P.</text:span><text:span text:style-name="T65">&amp;</text:span><text:span text:style-name="T66">EC</text:span><text:span text:style-name="T60">m</text:span></text:p></draw:text-box></draw:frame><draw:frame text:anchor-type="paragraph" draw:z-index="24" draw:name="Shape13" draw:style-name="gr10" draw:text-style-name="P44" svg:width="0.941cm" svg:height="1.008cm" svg:x="8.49cm" svg:y="0.18cm"><draw:text-box><text:p><text:span text:style-name="T68">Sc</text:span>.<text:span text:style-name="T65">&amp;</text:span><text:span text:style-name="T66">EC</text:span><text:span text:style-name="T60">m</text:span></text:p></draw:text-box></draw:frame><text:span text:style-name="T20"><text:s text:c="93"/>V.P.</text:span><text:span text:style-name="T19">: Vice President of the Society </text:span></text:p>
      <text:p text:style-name="P10"><text:span text:style-name="T19"><text:s text:c="93"/></text:span><text:span text:style-name="T20">Sc.</text:span><text:span text:style-name="T19">: Secretary of the Society</text:span></text:p>
      <text:p text:style-name="P14"><draw:frame text:anchor-type="paragraph" draw:z-index="25" draw:name="Shape15" draw:style-name="gr11" draw:text-style-name="P46" svg:width="4.712cm" svg:height="0.445cm" svg:x="0.099cm" svg:y="0.415cm"><draw:text-box><text:p><text:span text:style-name="T69">EC</text:span><text:span text:style-name="T70">: Executive Committee</text:span></text:p></draw:text-box></draw:frame><draw:frame text:anchor-type="paragraph" draw:z-index="26" draw:name="Shape14" draw:style-name="gr12" draw:text-style-name="P47" svg:width="6.404cm" svg:height="0.687cm" svg:x="12.534cm" svg:y="0.24cm"><draw:text-box><text:p><text:span text:style-name="T71">Tenure of the committee: 1 Academic year</text:span></text:p></draw:text-box></draw:frame><text:s text:c="48"/><text:tab/></text:p>
      <text:p text:style-name="P14"><text:tab/><text:tab/><text:tab/><text:tab/><text:tab/><text:tab/><text:tab/></text:p>
      <text:list xml:id="list4011962614" text:style-name="L2">
        <text:list-item>
          <text:p text:style-name="P32">The Society will have an EC comprising of 10 elected student members, the Convenor of the department and a <text:s text:c="8"/><text:tab/>faculty member.</text:p>
        </text:list-item>
      </text:list>
      <text:list xml:id="list672674754" text:style-name="L3">
        <text:list-item>
          <text:p text:style-name="P27"><text:span text:style-name="T9">There will also be a Returning Officer nominated by the Dept. Convenor for election. The Returning officer will not </text:span><text:span text:style-name="T10"><text:tab/></text:span><text:span text:style-name="T9">be a part of the EC.</text:span></text:p>
        </text:list-item>
      </text:list>
      <text:p text:style-name="P13"/>
      <text:list xml:id="list3594697055" text:style-name="L4">
        <text:list-header>
          <text:p text:style-name="P33"><text:span text:style-name="T30">Formation of EC:</text:span><text:span text:style-name="T16"> <text:s text:c="3"/></text:span></text:p>
        </text:list-header>
        <text:list-item>
          <text:p text:style-name="P28"><text:span text:style-name="T23">Students from 2</text:span><text:span text:style-name="T45">nd</text:span><text:span text:style-name="T23"> and 3</text:span><text:span text:style-name="T45">rd</text:span><text:span text:style-name="T23"> year will file their candidature for the EC in the form of an Application, addressed to the <text:tab/>Convenor of the Dept.</text:span></text:p>
        </text:list-item>
        <text:list-item>
          <text:p text:style-name="P30"><text:span text:style-name="T23">Members of the EC will be elected by the students of the </text:span><text:span text:style-name="T33">Computer Science Dept.</text:span></text:p>
        </text:list-item>
        <text:list-item>
          <text:p text:style-name="P29"><text:span text:style-name="T37">Faculty member will be nominated by the other faculty members of the department.</text:span><text:span text:style-name="T16"> <text:s/></text:span></text:p>
        </text:list-item>
        <text:list-item>
          <text:p text:style-name="P29"><text:span text:style-name="T24">Interested students shall file in their nomination backed by 2 other students as </text:span><text:span text:style-name="T34">proposer</text:span><text:span text:style-name="T38"> and </text:span><text:span text:style-name="T34">seconder</text:span><text:span text:style-name="T38">.</text:span></text:p>
        </text:list-item>
      </text:list>
      <text:list xml:id="list3865807578" text:style-name="L5">
        <text:list-item>
          <text:p text:style-name="P41">A student cannot propose and second more than two nominations. <text:s text:c="5"/></text:p>
        </text:list-item>
        <text:list-item>
          <text:p text:style-name="P24">A candidate shall not be a proposer or seconder of another candidate. <text:s text:c="13"/></text:p>
        </text:list-item>
      </text:list>
      <text:p text:style-name="P2"><text:span text:style-name="T24"><text:s text:c="5"/>In case of any conflict, the decision </text:span><text:span text:style-name="T21">of </text:span><text:span text:style-name="T22">Returning officer will be final and binding. <text:s text:c="2"/></text:span><text:span text:style-name="T24"><text:s/></text:span></text:p>
      <text:p text:style-name="P2"><text:span text:style-name="T21"><text:s text:c="5"/></text:span><text:span text:style-name="T24">N</text:span><text:span text:style-name="T25">ote</text:span><text:span text:style-name="T24">: A student’s candidature is subject to rejection as per the discretion of </text:span><text:span text:style-name="T21">the</text:span><text:span text:style-name="T22"> </text:span><text:span text:style-name="T24">Returning officer of the election.</text:span></text:p>
      <text:p text:style-name="P9"/>
      <text:p text:style-name="P20">Election of post bearers:</text:p>
      <text:list xml:id="list943059556" text:style-name="L6">
        <text:list-item>
          <text:p text:style-name="P31"><text:span text:style-name="T26"><text:s/>There shall be no direct nominations</text:span><text:span text:style-name="T31"> </text:span><text:span text:style-name="T26">for any of the posts.</text:span></text:p>
        </text:list-item>
        <text:list-item>
          <text:p text:style-name="P34"><text:span text:style-name="T26"><text:s/>The elected members of the EC</text:span><text:span text:style-name="T31"> </text:span><text:span text:style-name="T26">shall elect the President,</text:span><text:span text:style-name="T31"> </text:span><text:span text:style-name="T26">Vice President</text:span><text:span text:style-name="T31"> </text:span><text:span text:style-name="T26">and</text:span><text:span text:style-name="T31"> </text:span><text:span text:style-name="T26">S</text:span><text:span text:style-name="T29">e</text:span><text:span text:style-name="T26">cretary</text:span><text:span text:style-name="T31"> </text:span><text:span text:style-name="T26">amongst </text:span><text:span text:style-name="T35">themselves</text:span><text:span text:style-name="T26"> by <text:tab/> <text:tab/> </text:span><text:span text:style-name="T35">proposing</text:span><text:span text:style-name="T26"> and </text:span><text:span text:style-name="T35">seconding</text:span><text:span text:style-name="T26">.</text:span><text:span text:style-name="T16"> </text:span></text:p>
        </text:list-item>
        <text:list-item>
          <text:p text:style-name="P36"><text:s/>The ex-officio members of the EC shall have voting rights but they may or may not choose to vote.</text:p>
        </text:list-item>
        <text:list-item>
          <text:p text:style-name="P37"><text:s/>The student who receives maximum votes will be elected as the post bearer.</text:p>
          <text:p text:style-name="P37"/>
        </text:list-item>
      </text:list>
      <text:p text:style-name="P15"><text:span text:style-name="T39">Society Structure:</text:span><text:span text:style-name="T27"> </text:span><text:span text:style-name="T16"><text:s text:c="3"/></text:span></text:p>
      <text:list xml:id="list1876663038" text:style-name="L7">
        <text:list-item>
          <text:p text:style-name="P35"><text:span text:style-name="T28"><text:s/>The society members will be divided into subgroups. [To be decided with the approval of the EC by 2/3</text:span><text:span text:style-name="T46">rd</text:span><text:span text:style-name="T47"> </text:span><text:span text:style-name="T28">majority.]</text:span></text:p>
        </text:list-item>
        <text:list-item>
          <text:p text:style-name="P38"><text:s/>Each subgroup will have a group leader who must be a member of the EC.</text:p>
        </text:list-item>
        <text:list-item>
          <text:p text:style-name="P35"><text:span text:style-name="T28"><text:s/>The leaders are required to be qualified to a certain extent in the field assigned to them.</text:span><text:span text:style-name="T16"> </text:span></text:p>
        </text:list-item>
      </text:list>
      <text:p text:style-name="P16"><text:span text:style-name="T16"><text:s text:c="5"/></text:span><text:span text:style-name="T17"><text:s text:c="2"/></text:span><text:span text:style-name="T28">Special case:</text:span><text:span text:style-name="T32"> </text:span><text:span text:style-name="T28">The executive committee can co-opt another society member to be the leader of a group even if he/she <text:s text:c="3"/><text:tab/> <text:s text:c="21"/>may not be a member of EC. </text:span><text:span text:style-name="T11">Such a member will not have voting rights in the EC.</text:span></text:p>
      <text:p text:style-name="P12"><text:span text:style-name="T42"><text:s text:c="4"/>Each group will work on one main project that may b</text:span><text:span text:style-name="T43">e</text:span><text:span text:style-name="T42"> demonstrated in the college’s Annual Cultural Fest.</text:span></text:p>
      <text:p text:style-name="P21"/>
      <text:p text:style-name="P21"/>
      <text:p text:style-name="P19"><text:span text:style-name="T12">Rules and Regulations of the Society</text:span><text:span text:style-name="T5">:</text:span></text:p>
      <text:list xml:id="list751386268" text:style-name="L8">
        <text:list-header>
          <text:p text:style-name="P39"><text:span text:style-name="T49"><text:s/></text:span><text:span text:style-name="T50">1)</text:span><text:span text:style-name="T49"> Sessions of the EC shall be held once a month or more as need be. There shall be at least one full meeting of the <text:tab/> <text:tab/> society every semester.</text:span></text:p>
          <text:p text:style-name="P40"><text:s/><text:span text:style-name="T51">2) </text:span>Group changes will not be entertained if they are not made within a week of commencement o<text:span text:style-name="T54">f</text:span> sessions.</text:p>
          <text:p text:style-name="P40"><text:s/><text:span text:style-name="T51">3) </text:span>Any sort of property(equipment or hardware devices) that will be issued from the labs of the College for societal <text:s text:c="4"/><text:tab/><text:tab/><text:tab/><text:tab/> <text:s text:c="5"/>needs should be handled with utmost care <text:span text:style-name="T55">and</text:span> should not be brought to any damage.</text:p>
        </text:list-header>
      </text:list>
      <text:p text:style-name="P18"><text:span text:style-name="T51"><text:s/>4)</text:span> Any sort of irrational or illegal behaviour will result in serious penalty as decided by the EC<text:span text:style-name="T13"> </text:span><text:span text:style-name="T52">by</text:span> 2/3<text:span text:style-name="T44">rd </text:span><text:span text:style-name="T18">majority.</text:span></text:p>
      <text:p text:style-name="P22"/>
      <text:p text:style-name="P17"><text:span text:style-name="T41"><text:s/></text:span><text:span text:style-name="T36">The Society shall organise one or more special yearly event(s) during the Annual Cultural Fest as decided upon by <text:s text:c="13"/><text:tab/>the </text:span><text:span text:style-name="T40">EC</text:span><text:span text:style-name="T36"> by 2/3</text:span><text:span text:style-name="T48">rd</text:span><text:span text:style-name="T36"> major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26pt solid #000000" fo:padding="0.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57:25.896404977</meta:creation-date>
    <dc:date>2019-02-12T20:13:12.044020903</dc:date>
    <meta:editing-duration>PT1H11M21S</meta:editing-duration>
    <meta:editing-cycles>46</meta:editing-cycles>
    <meta:generator>LibreOffice/6.0.3.2$Linux_X86_64 LibreOffice_project/00m0$Build-2</meta:generator>
    <meta:document-statistic meta:table-count="0" meta:image-count="1" meta:object-count="0" meta:page-count="1" meta:paragraph-count="44" meta:word-count="599" meta:character-count="4136" meta:non-whitespace-character-count="2820"/>
  </office:meta>
</office:document-meta>
</file>